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3"><text:soft-page-break/>Sat April 7, 2018 <text:span text:style-name="T1">5.75 miles</text:span> </text:p>
      <text:p text:style-name="P3">I ran on a Wise Center treadmill.</text:p>
      <text:p text:style-name="P3">Warm up: 1.5 miles averaging 9:00/mile at various paces with some as fast as 7:53/mile.</text:p>
      <text:p text:style-name="P3">I rested 4:30 and then ran 5 x ½ mile with a ¼ mile jog before each run. </text:p>
      <text:p text:style-name="P3">½ mile times: 4:00, 4:00, 3:57, 3:54, 3:49</text:p>
      <text:p text:style-name="P3">Warm down: ½ mile in about 5 minutes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7T14:27:36.72</dc:date>
    <dc:creator>James Lombardi</dc:creator>
    <meta:editing-duration>P2DT12H39M16S</meta:editing-duration>
    <meta:editing-cycles>228</meta:editing-cycles>
    <meta:generator>OpenOffice/4.1.2$Win32 OpenOffice.org_project/412m3$Build-9782</meta:generator>
    <meta:document-statistic meta:table-count="0" meta:image-count="0" meta:object-count="0" meta:page-count="7" meta:paragraph-count="125" meta:word-count="1757" meta:character-count="8551"/>
  </office:meta>
</office:document-meta>
</file>